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9824" calcext:value-type="float">
            <text:p>89.2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6336" calcext:value-type="float">
            <text:p>85.7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5032" calcext:value-type="float">
            <text:p>83.6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5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2902</text:p>
          </table:table-cell>
          <table:table-cell office:value-type="string" calcext:value-type="string">
            <text:p>TWDB:2312902</text:p>
          </table:table-cell>
          <table:table-cell office:value-type="string" calcext:value-type="string">
            <text:p>194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